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1">
      <style:paragraph-properties fo:margin-top="0cm" fo:margin-bottom="0cm"/>
    </style:style>
    <style:style style:name="P25" style:family="paragraph" style:parent-style-name="Text_20_body" style:list-style-name="L2">
      <style:paragraph-properties fo:margin-top="0cm" fo:margin-bottom="0cm"/>
    </style:style>
    <style:style style:name="P26" style:family="paragraph" style:parent-style-name="Text_20_body" style:list-style-name="L3">
      <style:paragraph-properties fo:margin-top="0cm" fo:margin-bottom="0cm"/>
    </style:style>
    <style:style style:name="P27" style:family="paragraph" style:parent-style-name="Text_20_body" style:list-style-name="L4">
      <style:paragraph-properties fo:margin-top="0cm" fo:margin-bottom="0cm"/>
    </style:style>
    <style:style style:name="P28" style:family="paragraph" style:parent-style-name="Text_20_body" style:list-style-name="L5">
      <style:paragraph-properties fo:margin-top="0cm" fo:margin-bottom="0cm"/>
    </style:style>
    <style:style style:name="P29" style:family="paragraph" style:parent-style-name="Text_20_body" style:list-style-name="L6">
      <style:paragraph-properties fo:margin-top="0cm" fo:margin-bottom="0cm"/>
    </style:style>
    <style:style style:name="P30" style:family="paragraph" style:parent-style-name="Text_20_body" style:list-style-name="L8">
      <style:paragraph-properties fo:margin-top="0cm" fo:margin-bottom="0cm"/>
    </style:style>
    <style:style style:name="P31" style:family="paragraph" style:parent-style-name="Text_20_body" style:list-style-name="L10">
      <style:paragraph-properties fo:margin-top="0cm" fo:margin-bottom="0cm"/>
    </style:style>
    <style:style style:name="P32" style:family="paragraph" style:parent-style-name="Text_20_body" style:list-style-name="L12">
      <style:paragraph-properties fo:margin-top="0cm" fo:margin-bottom="0cm"/>
    </style:style>
    <style:style style:name="P33" style:family="paragraph" style:parent-style-name="Text_20_body" style:list-style-name="L14">
      <style:paragraph-properties fo:margin-top="0cm" fo:margin-bottom="0cm"/>
    </style:style>
    <style:style style:name="P34" style:family="paragraph" style:parent-style-name="Text_20_body" style:list-style-name="L16">
      <style:paragraph-properties fo:margin-top="0cm" fo:margin-bottom="0cm"/>
    </style:style>
    <style:style style:name="P35" style:family="paragraph" style:parent-style-name="Text_20_body" style:list-style-name="L18">
      <style:paragraph-properties fo:margin-top="0cm" fo:margin-bottom="0cm"/>
    </style:style>
    <style:style style:name="P36" style:family="paragraph" style:parent-style-name="Text_20_body" style:list-style-name="L19">
      <style:paragraph-properties fo:margin-top="0cm" fo:margin-bottom="0cm"/>
    </style:style>
    <style:style style:name="P37" style:family="paragraph" style:parent-style-name="Text_20_body" style:list-style-name="L20">
      <style:paragraph-properties fo:margin-top="0cm" fo:margin-bottom="0cm"/>
    </style:style>
    <style:style style:name="P38" style:family="paragraph" style:parent-style-name="Text_20_body" style:list-style-name="L21">
      <style:paragraph-properties fo:margin-top="0cm" fo:margin-bottom="0cm"/>
    </style:style>
    <style:style style:name="P39" style:family="paragraph" style:parent-style-name="Text_20_body" style:list-style-name="L22">
      <style:paragraph-properties fo:margin-top="0cm" fo:margin-bottom="0cm"/>
    </style:style>
    <style:style style:name="P40" style:family="paragraph" style:parent-style-name="Text_20_body" style:list-style-name="L23">
      <style:paragraph-properties fo:margin-top="0cm" fo:margin-bottom="0cm"/>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tenschutzerklärung</text:h>
      <text:h text:style-name="Heading_20_2" text:outline-level="2"><text:bookmark text:name="m14"/>Einleitung</text:h>
      <text:p text:style-name="Text_20_body">Mit der folgenden Datenschutzerklärung möchten wir Sie darüber aufklären, welche Arten Ihrer personenbezogenen Daten (nachfolgend auch kurz als "Daten“ bezeichnet) wir zu welchen Zwecken und in welchem Umfang verarbeiten. Die Datenschutzerklärung gilt für alle von uns durchgeführten Verarbeitungen personenbezogener Daten, sowohl im Rahmen der Erbringung unserer Leistungen als auch insbesondere auf unseren Webseiten, in mobilen Applikationen sowie innerhalb externer Onlinepräsenzen, wie z.B. unserer Social-Media-Profile (nachfolgend zusammenfassend bezeichnet als "Onlineangebot“).</text:p>
      <text:p text:style-name="Text_20_body">Die verwendeten Begriffe sind nicht geschlechtsspezifisch.</text:p>
      <text:p text:style-name="Text_20_body">Stand: 22. Mai 2022</text:p>
      <text:h text:style-name="Heading_20_2" text:outline-level="2">Inhaltsübersicht</text:h>
      <text:list xml:id="list6800184825761069429" text:style-name="L1">
        <text:list-item>
          <text:p text:style-name="P24"><text:a xlink:type="simple" xlink:href="#m14" text:style-name="Internet_20_link" text:visited-style-name="Visited_20_Internet_20_Link">Einleitung</text:a></text:p>
        </text:list-item>
        <text:list-item>
          <text:p text:style-name="P24"><text:a xlink:type="simple" xlink:href="#m3" text:style-name="Internet_20_link" text:visited-style-name="Visited_20_Internet_20_Link">Verantwortlicher</text:a></text:p>
        </text:list-item>
        <text:list-item>
          <text:p text:style-name="P24"><text:a xlink:type="simple" xlink:href="#mOverview" text:style-name="Internet_20_link" text:visited-style-name="Visited_20_Internet_20_Link">Übersicht der Verarbeitungen</text:a></text:p>
        </text:list-item>
        <text:list-item>
          <text:p text:style-name="P24"><text:a xlink:type="simple" xlink:href="#m13" text:style-name="Internet_20_link" text:visited-style-name="Visited_20_Internet_20_Link">Maßgebliche Rechtsgrundlagen</text:a></text:p>
        </text:list-item>
        <text:list-item>
          <text:p text:style-name="P24"><text:a xlink:type="simple" xlink:href="#m27" text:style-name="Internet_20_link" text:visited-style-name="Visited_20_Internet_20_Link">Sicherheitsmaßnahmen</text:a></text:p>
        </text:list-item>
        <text:list-item>
          <text:p text:style-name="P24"><text:a xlink:type="simple" xlink:href="#m25" text:style-name="Internet_20_link" text:visited-style-name="Visited_20_Internet_20_Link">Übermittlung von personenbezogenen Daten</text:a></text:p>
        </text:list-item>
        <text:list-item>
          <text:p text:style-name="P24"><text:a xlink:type="simple" xlink:href="#m24" text:style-name="Internet_20_link" text:visited-style-name="Visited_20_Internet_20_Link">Datenverarbeitung in Drittländern</text:a></text:p>
        </text:list-item>
        <text:list-item>
          <text:p text:style-name="P24"><text:a xlink:type="simple" xlink:href="#m12" text:style-name="Internet_20_link" text:visited-style-name="Visited_20_Internet_20_Link">Löschung von Daten</text:a></text:p>
        </text:list-item>
        <text:list-item>
          <text:p text:style-name="P24"><text:a xlink:type="simple" xlink:href="#m134" text:style-name="Internet_20_link" text:visited-style-name="Visited_20_Internet_20_Link">Einsatz von Cookies</text:a></text:p>
        </text:list-item>
        <text:list-item>
          <text:p text:style-name="P24"><text:a xlink:type="simple" xlink:href="#m225" text:style-name="Internet_20_link" text:visited-style-name="Visited_20_Internet_20_Link">Bereitstellung des Onlineangebotes und Webhosting</text:a></text:p>
        </text:list-item>
        <text:list-item>
          <text:p text:style-name="P24"><text:a xlink:type="simple" xlink:href="#m104" text:style-name="Internet_20_link" text:visited-style-name="Visited_20_Internet_20_Link">Blogs und Publikationsmedien</text:a></text:p>
        </text:list-item>
        <text:list-item>
          <text:p text:style-name="P24"><text:a xlink:type="simple" xlink:href="#m182" text:style-name="Internet_20_link" text:visited-style-name="Visited_20_Internet_20_Link">Kontakt- und Anfragenverwaltung</text:a></text:p>
        </text:list-item>
        <text:list-item>
          <text:p text:style-name="P24"><text:a xlink:type="simple" xlink:href="#m17" text:style-name="Internet_20_link" text:visited-style-name="Visited_20_Internet_20_Link">Newsletter und elektronische Benachrichtigungen</text:a></text:p>
        </text:list-item>
        <text:list-item>
          <text:p text:style-name="P24"><text:a xlink:type="simple" xlink:href="#m263" text:style-name="Internet_20_link" text:visited-style-name="Visited_20_Internet_20_Link">Webanalyse, Monitoring und Optimierung</text:a></text:p>
        </text:list-item>
        <text:list-item>
          <text:p text:style-name="P24"><text:a xlink:type="simple" xlink:href="#m264" text:style-name="Internet_20_link" text:visited-style-name="Visited_20_Internet_20_Link">Onlinemarketing</text:a></text:p>
        </text:list-item>
        <text:list-item>
          <text:p text:style-name="P24"><text:a xlink:type="simple" xlink:href="#m299" text:style-name="Internet_20_link" text:visited-style-name="Visited_20_Internet_20_Link">Kundenrezensionen und Bewertungsverfahren</text:a></text:p>
        </text:list-item>
        <text:list-item>
          <text:p text:style-name="P24"><text:a xlink:type="simple" xlink:href="#m136" text:style-name="Internet_20_link" text:visited-style-name="Visited_20_Internet_20_Link">Präsenzen in sozialen Netzwerken (Social Media)</text:a></text:p>
        </text:list-item>
        <text:list-item>
          <text:p text:style-name="P24"><text:a xlink:type="simple" xlink:href="#m328" text:style-name="Internet_20_link" text:visited-style-name="Visited_20_Internet_20_Link">Plugins und eingebettete Funktionen sowie Inhalte</text:a></text:p>
        </text:list-item>
        <text:list-item>
          <text:p text:style-name="P24"><text:a xlink:type="simple" xlink:href="#m15" text:style-name="Internet_20_link" text:visited-style-name="Visited_20_Internet_20_Link">Änderung und Aktualisierung der Datenschutzerklärung</text:a></text:p>
        </text:list-item>
        <text:list-item>
          <text:p text:style-name="P24"><text:a xlink:type="simple" xlink:href="#m10" text:style-name="Internet_20_link" text:visited-style-name="Visited_20_Internet_20_Link">Rechte der betroffenen Personen</text:a></text:p>
        </text:list-item>
        <text:list-item>
          <text:p text:style-name="P1"><text:a xlink:type="simple" xlink:href="#m42" text:style-name="Internet_20_link" text:visited-style-name="Visited_20_Internet_20_Link">Begriffsdefinitionen</text:a></text:p>
        </text:list-item>
      </text:list>
      <text:h text:style-name="Heading_20_2" text:outline-level="2"><text:bookmark text:name="m3"/>Verantwortlicher</text:h>
      <text:p text:style-name="Text_20_body">Christopher König<text:line-break/>Rheindorferstraße 133<text:line-break/>40764 Langenfeld</text:p>
      <text:p text:style-name="Text_20_body">E-Mail-Adresse: </text:p>
      <text:p text:style-name="Text_20_body"><text:a xlink:type="simple" xlink:href="mailto:info@kletterkompass.com" text:style-name="Internet_20_link" text:visited-style-name="Visited_20_Internet_20_Link">info@kletterkompass.com</text:a></text:p>
      <text:p text:style-name="Text_20_body">Impressum: </text:p>
      <text:p text:style-name="Text_20_body"><text:soft-page-break/><text:a xlink:type="simple" xlink:href="http://kletterkompass.com/impressum" office:target-frame-name="_blank" xlink:show="new" text:style-name="Internet_20_link" text:visited-style-name="Visited_20_Internet_20_Link">http://kletterkompass.com/impressum</text:a></text:p>
      <text:h text:style-name="Heading_20_2" text:outline-level="2"><text:bookmark text:name="mOverview"/>Übersicht der Verarbeitungen</text:h>
      <text:p text:style-name="Text_20_body">Die nachfolgende Übersicht fasst die Arten der verarbeiteten Daten und die Zwecke ihrer Verarbeitung zusammen und verweist auf die betroffenen Personen.</text:p>
      <text:h text:style-name="Heading_20_3" text:outline-level="3">Arten der verarbeiteten Daten</text:h>
      <text:list xml:id="list6135000287408883939" text:style-name="L2">
        <text:list-item>
          <text:p text:style-name="P25">Bestandsdaten.</text:p>
        </text:list-item>
        <text:list-item>
          <text:p text:style-name="P25">Kontaktdaten.</text:p>
        </text:list-item>
        <text:list-item>
          <text:p text:style-name="P25">Inhaltsdaten.</text:p>
        </text:list-item>
        <text:list-item>
          <text:p text:style-name="P25">Vertragsdaten.</text:p>
        </text:list-item>
        <text:list-item>
          <text:p text:style-name="P25">Nutzungsdaten.</text:p>
        </text:list-item>
        <text:list-item>
          <text:p text:style-name="P2">Meta-/Kommunikationsdaten.</text:p>
        </text:list-item>
      </text:list>
      <text:h text:style-name="Heading_20_3" text:outline-level="3">Kategorien betroffener Personen</text:h>
      <text:list xml:id="list656643379360419152" text:style-name="L3">
        <text:list-item>
          <text:p text:style-name="P26">Kunden.</text:p>
        </text:list-item>
        <text:list-item>
          <text:p text:style-name="P26">Kommunikationspartner.</text:p>
        </text:list-item>
        <text:list-item>
          <text:p text:style-name="P3">Nutzer.</text:p>
        </text:list-item>
      </text:list>
      <text:h text:style-name="Heading_20_3" text:outline-level="3">Zwecke der Verarbeitung</text:h>
      <text:list xml:id="list3160470304377317262" text:style-name="L4">
        <text:list-item>
          <text:p text:style-name="P27">Erbringung vertraglicher Leistungen und Kundenservice.</text:p>
        </text:list-item>
        <text:list-item>
          <text:p text:style-name="P27">Kontaktanfragen und Kommunikation.</text:p>
        </text:list-item>
        <text:list-item>
          <text:p text:style-name="P27">Sicherheitsmaßnahmen.</text:p>
        </text:list-item>
        <text:list-item>
          <text:p text:style-name="P27">Direktmarketing.</text:p>
        </text:list-item>
        <text:list-item>
          <text:p text:style-name="P27">Reichweitenmessung.</text:p>
        </text:list-item>
        <text:list-item>
          <text:p text:style-name="P27">Verwaltung und Beantwortung von Anfragen.</text:p>
        </text:list-item>
        <text:list-item>
          <text:p text:style-name="P27">Feedback.</text:p>
        </text:list-item>
        <text:list-item>
          <text:p text:style-name="P27">Marketing.</text:p>
        </text:list-item>
        <text:list-item>
          <text:p text:style-name="P27">Profile mit nutzerbezogenen Informationen.</text:p>
        </text:list-item>
        <text:list-item>
          <text:p text:style-name="P27">Bereitstellung unseres Onlineangebotes und Nutzerfreundlichkeit.</text:p>
        </text:list-item>
        <text:list-item>
          <text:p text:style-name="P4">Informationstechnische Infrastruktur.</text:p>
        </text:list-item>
      </text:list>
      <text:h text:style-name="Heading_20_3" text:outline-level="3"><text:bookmark text:name="m13"/>Maßgebliche Rechtsgrundlagen</text:h>
      <text:p text:style-name="Text_20_body">Im Folgenden erhalten Sie eine Übersicht der Rechtsgrundlagen der DSGVO, auf deren Basis wir personenbezogene Daten verarbeiten. Bitte nehmen Sie zur Kenntnis, dass neben den Regelungen der DSGVO nationale Datenschutzvorgaben in Ihrem bzw. unserem Wohn- oder Sitzland gelten können. Sollten ferner im Einzelfall speziellere Rechtsgrundlagen maßgeblich sein, teilen wir Ihnen diese in der Datenschutzerklärung mit.</text:p>
      <text:list xml:id="list896175295697908539" text:style-name="L5">
        <text:list-item>
          <text:p text:style-name="P28"><text:span text:style-name="Strong_20_Emphasis">Einwilligung (Art. 6 Abs. 1 S. 1 lit. a. DSGVO)</text:span> - Die betroffene Person hat ihre Einwilligung in die Verarbeitung der sie betreffenden personenbezogenen Daten für einen spezifischen Zweck oder mehrere bestimmte Zwecke gegeben.</text:p>
        </text:list-item>
        <text:list-item>
          <text:p text:style-name="P28"><text:span text:style-name="Strong_20_Emphasis">Vertragserfüllung und vorvertragliche Anfragen (Art. 6 Abs. 1 S. 1 lit. b. DSGVO)</text:span> - Die Verarbeitung ist für die Erfüllung eines Vertrags, dessen Vertragspartei die betroffene Person ist, oder zur Durchführung vorvertraglicher Maßnahmen erforderlich, die auf Anfrage der betroffenen Person erfolgen.</text:p>
        </text:list-item>
        <text:list-item>
          <text:p text:style-name="P28"><text:soft-page-break/><text:span text:style-name="Strong_20_Emphasis">Rechtliche Verpflichtung (Art. 6 Abs. 1 S. 1 lit. c. DSGVO)</text:span> - Die Verarbeitung ist zur Erfüllung einer rechtlichen Verpflichtung erforderlich, der der Verantwortliche unterliegt.</text:p>
        </text:list-item>
        <text:list-item>
          <text:p text:style-name="P5"><text:span text:style-name="Strong_20_Emphasis">Berechtigte Interessen (Art. 6 Abs. 1 S. 1 lit. f. DSGVO)</text:span> - Die Verarbeitung ist zur Wahrung der berechtigten Interessen des Verantwortlichen oder eines Dritten erforderlich, sofern nicht die Interessen oder Grundrechte und Grundfreiheiten der betroffenen Person, die den Schutz personenbezogener Daten erfordern, überwiegen.</text:p>
        </text:list-item>
      </text:list>
      <text:p text:style-name="Text_20_body">Zusätzlich zu den Datenschutzregelungen der Datenschutz-Grundverordnung gelten nationale Regelungen zum Datenschutz in Deutschland. Hierzu gehört insbesondere das Gesetz zum Schutz vor Missbrauch personenbezogener Daten bei der Datenverarbeitung (Bundesdatenschutzgesetz – BDSG). Das BDSG enthält insbesondere Spezialregelungen zum Recht auf Auskunft, zum Recht auf Löschung, zum Widerspruchsrecht, zur Verarbeitung besonderer Kategorien personenbezogener Daten, zur Verarbeitung für andere Zwecke und zur Übermittlung sowie automatisierten Entscheidungsfindung im Einzelfall einschließlich Profiling. Des Weiteren regelt es die Datenverarbeitung für Zwecke des Beschäftigungsverhältnisses (§ 26 BDSG), insbesondere im Hinblick auf die Begründung, Durchführung oder Beendigung von Beschäftigungsverhältnissen sowie die Einwilligung von Beschäftigten. Ferner können Landesdatenschutzgesetze der einzelnen Bundesländer zur Anwendung gelangen.</text:p>
      <text:h text:style-name="Heading_20_2" text:outline-level="2"><text:bookmark text:name="m27"/>Sicherheitsmaßnahmen</text:h>
      <text:p text:style-name="Text_20_body">Wir treffen nach Maßgabe der gesetzlichen Vorgaben unter Berücksichtigung des Stands der Technik, der Implementierungskosten und der Art, des Umfangs, der Umstände und der Zwecke der Verarbeitung sowie der unterschiedlichen Eintrittswahrscheinlichkeiten und des Ausmaßes der Bedrohung der Rechte und Freiheiten natürlicher Personen geeignete technische und organisatorische Maßnahmen, um ein dem Risiko angemessenes Schutzniveau zu gewährleisten.</text:p>
      <text:p text:style-name="Text_20_body">Zu den Maßnahmen gehören insbesondere die Sicherung der Vertraulichkeit, Integrität und Verfügbarkeit von Daten durch Kontrolle des physischen und elektronischen Zugangs zu den Daten als auch des sie betreffenden Zugriffs, der Eingabe, der Weitergabe, der Sicherung der Verfügbarkeit und ihrer Trennung. Des Weiteren haben wir Verfahren eingerichtet, die eine Wahrnehmung von Betroffenenrechten, die Löschung von Daten und Reaktionen auf die Gefährdung der Daten gewährleisten. Ferner berücksichtigen wir den Schutz personenbezogener Daten bereits bei der Entwicklung bzw. Auswahl von Hardware, Software sowie Verfahren entsprechend dem Prinzip des Datenschutzes, durch Technikgestaltung und durch datenschutzfreundliche Voreinstellungen.</text:p>
      <text:p text:style-name="Text_20_body">SSL-Verschlüsselung (https): Um Ihre via unserem Online-Angebot übermittelten Daten zu schützen, nutzen wir eine SSL-Verschlüsselung. Sie erkennen derart verschlüsselte Verbindungen an dem Präfix https:// in der Adresszeile Ihres Browsers.</text:p>
      <text:h text:style-name="Heading_20_2" text:outline-level="2"><text:bookmark text:name="m25"/>Übermittlung von personenbezogenen Daten</text:h>
      <text:p text:style-name="Text_20_body">Im Rahmen unserer Verarbeitung von personenbezogenen Daten kommt es vor, dass die Daten an andere Stellen, Unternehmen, rechtlich selbstständige Organisationseinheiten oder Personen übermittelt oder sie ihnen gegenüber offengelegt werden. Zu den Empfängern dieser Daten können z.B. mit IT-Aufgaben beauftragte Dienstleister oder Anbieter von Diensten und Inhalten, die in eine Webseite eingebunden werden, gehören. In solchen Fall beachten wir die gesetzlichen Vorgaben und schließen insbesondere entsprechende Verträge bzw. Vereinbarungen, die dem Schutz Ihrer Daten dienen, mit den Empfängern Ihrer Daten ab.</text:p>
      <text:h text:style-name="Heading_20_2" text:outline-level="2"><text:bookmark text:name="m24"/>Datenverarbeitung in Drittländern</text:h>
      <text:p text:style-name="Text_20_body">Sofern wir Daten in einem Drittland (d.h., außerhalb der Europäischen Union (EU), des <text:soft-page-break/>Europäischen Wirtschaftsraums (EWR)) verarbeiten oder die Verarbeitung im Rahmen der Inanspruchnahme von Diensten Dritter oder der Offenlegung bzw. Übermittlung von Daten an andere Personen, Stellen oder Unternehmen stattfindet, erfolgt dies nur im Einklang mit den gesetzlichen Vorgaben. </text:p>
      <text:p text:style-name="Text_20_body">Vorbehaltlich ausdrücklicher Einwilligung oder vertraglich oder gesetzlich erforderlicher Übermittlung verarbeiten oder lassen wir die Daten nur in Drittländern mit einem anerkannten Datenschutzniveau, vertraglichen Verpflichtung durch sogenannte Standardschutzklauseln der EU-Kommission, beim Vorliegen von Zertifizierungen oder verbindlicher internen Datenschutzvorschriften verarbeiten (Art. 44 bis 49 DSGVO, Informationsseite der EU-Kommission: <text:a xlink:type="simple" xlink:href="https://ec.europa.eu/info/law/law-topic/data-protection/international-dimension-data-protection_de" office:target-frame-name="_blank" xlink:show="new" text:style-name="Internet_20_link" text:visited-style-name="Visited_20_Internet_20_Link">https://ec.europa.eu/info/law/law-topic/data-protection/international-dimension-data-protection_de</text:a>).</text:p>
      <text:h text:style-name="Heading_20_2" text:outline-level="2"><text:bookmark text:name="m12"/>Löschung von Daten</text:h>
      <text:p text:style-name="Text_20_body">Die von uns verarbeiteten Daten werden nach Maßgabe der gesetzlichen Vorgaben gelöscht, sobald deren zur Verarbeitung erlaubten Einwilligungen widerrufen werden oder sonstige Erlaubnisse entfallen (z.B. wenn der Zweck der Verarbeitung dieser Daten entfallen ist oder sie für den Zweck nicht erforderlich sind).</text:p>
      <text:p text:style-name="Text_20_body">Sofern die Daten nicht gelöscht werden, weil sie für andere und gesetzlich zulässige Zwecke erforderlich sind, wird deren Verarbeitung auf diese Zwecke beschränkt. D.h., die Daten werden gesperrt und nicht für andere Zwecke verarbeitet. Das gilt z.B. für Daten, die aus handels- oder steuerrechtlichen Gründen aufbewahrt werden müssen oder deren Speicherung zur Geltendmachung, Ausübung oder Verteidigung von Rechtsansprüchen oder zum Schutz der Rechte einer anderen natürlichen oder juristischen Person erforderlich ist.</text:p>
      <text:p text:style-name="Text_20_body">Unsere Datenschutzhinweise können ferner weitere Angaben zu der Aufbewahrung und Löschung von Daten beinhalten, die für die jeweiligen Verarbeitungen vorrangig gelten.</text:p>
      <text:h text:style-name="Heading_20_2" text:outline-level="2"><text:bookmark text:name="m134"/>Einsatz von Cookies</text:h>
      <text:p text:style-name="Text_20_body">Cookies sind kleine Textdateien, bzw. sonstige Speichervermerke, die Informationen auf Endgeräten speichern und Informationen aus den Endgeräten auslesen. Z.B. um den Login-Status in einem Nutzerkonto, einen Warenkorbinhalt in einem E-Shop, die aufgerufenen Inhalte oder verwendete Funktionen eines Onlineangebotes speichern. Cookies können ferner zu unterschiedlichen Zwecken eingesetzt werden, z.B. zu Zwecken der Funktionsfähigkeit, Sicherheit und Komfort von Onlineangeboten sowie der Erstellung von Analysen der Besucherströme. </text:p>
      <text:p text:style-name="Text_20_body"><text:span text:style-name="Strong_20_Emphasis">Hinweise zur Einwilligung: </text:span>Wir setzen Cookies im Einklang mit den gesetzlichen Vorschriften ein. Daher holen wir von den Nutzern eine vorhergehende Einwilligung ein, außer wenn diese gesetzlich nicht gefordert ist. Eine Einwilligung ist insbesondere nicht notwendig, wenn das Speichern und das Auslesen der Informationen, also auch von Cookies, unbedingt erforderlich sind, um dem den Nutzern einen von ihnen ausdrücklich gewünschten Telemediendienst (also unser Onlineangebot) zur Verfügung zu stellen. Die widerrufliche Einwilligung wird gegenüber den Nutzern deutlich kommuniziert und enthält die Informationen zu der jeweiligen Cookie-Nutzung.</text:p>
      <text:p text:style-name="Text_20_body"><text:span text:style-name="Strong_20_Emphasis">Hinweise zu datenschutzrechtlichen Rechtsgrundlagen: </text:span>Auf welcher datenschutzrechtlichen Rechtsgrundlage wir die personenbezogenen Daten der Nutzer mit Hilfe von Cookies verarbeiten, hängt davon ab, ob wir Nutzer um eine Einwilligung bitten. Falls die Nutzer einwilligen, ist die Rechtsgrundlage der Verarbeitung Ihrer Daten die erklärte Einwilligung. Andernfalls werden die mithilfe von Cookies verarbeiteten Daten auf Grundlage unserer berechtigten Interessen (z.B. an einem betriebswirtschaftlichen Betrieb unseres Onlineangebotes und Verbesserung seiner Nutzbarkeit) verarbeitet oder, wenn dies im Rahmen der Erfüllung unserer vertraglichen Pflichten erfolgt, wenn der Einsatz von Cookies erforderlich ist, um unsere vertraglichen Verpflichtungen zu <text:soft-page-break/>erfüllen. Zu welchen Zwecken die Cookies von uns verarbeitet werden, darüber klären wir im Laufe dieser Datenschutzerklärung oder im Rahmen von unseren Einwilligungs- und Verarbeitungsprozessen auf.</text:p>
      <text:p text:style-name="Text_20_body"><text:span text:style-name="Strong_20_Emphasis">Speicherdauer: </text:span>Im Hinblick auf die Speicherdauer werden die folgenden Arten von Cookies unterschieden:</text:p>
      <text:list xml:id="list5666939635789728760" text:style-name="L6">
        <text:list-item>
          <text:p text:style-name="P29"><text:span text:style-name="Strong_20_Emphasis">Temporäre Cookies (auch: Session- oder Sitzungs-Cookies):</text:span> Temporäre Cookies werden spätestens gelöscht, nachdem ein Nutzer ein Online-Angebot verlassen und sein Endgerät (z.B. Browser oder mobile Applikation) geschlossen hat.</text:p>
        </text:list-item>
        <text:list-item>
          <text:p text:style-name="P6"><text:span text:style-name="Strong_20_Emphasis">Permanente Cookies:</text:span> Permanente Cookies bleiben auch nach dem Schließen des Endgerätes gespeichert. So können beispielsweise der Login-Status gespeichert oder bevorzugte Inhalte direkt angezeigt werden, wenn der Nutzer eine Website erneut besucht. Ebenso können die mit Hilfe von Cookies erhobenen Daten der Nutzer zur Reichweitenmessung verwendet werden. Sofern wir Nutzern keine expliziten Angaben zur Art und Speicherdauer von Cookies mitteilen (z. B. im Rahmen der Einholung der Einwilligung), sollten Nutzer davon ausgehen, dass Cookies permanent sind und die Speicherdauer bis zu zwei Jahre betragen kann.</text:p>
        </text:list-item>
      </text:list>
      <text:p text:style-name="Text_20_body"><text:span text:style-name="Strong_20_Emphasis">Allgemeine Hinweise zum Widerruf und Widerspruch (Opt-Out): </text:span>Nutzer können die von ihnen abgegebenen Einwilligungen jederzeit Widerrufen und zudem einen Widerspruch gegen die Verarbeitung entsprechend den gesetzlichen Vorgaben im Art. 21 DSGVO einlegen (weitere Hinweise zum Widerspruch erfolgen im Rahmen dieser Datenschutzerklärung). Nutzer können Ihren Widerspruch auch mittels der Einstellungen Ihres Browsers erklären.</text:p>
      <text:p text:style-name="Text_20_body"><text:span text:style-name="Strong_20_Emphasis">Weitere Hinweise zu Verarbeitungsprozessen, Verfahren und Diensten:</text:span></text:p>
      <text:list xml:id="list8766365808405902569" text:style-name="L7">
        <text:list-item>
          <text:p text:style-name="P7"><text:span text:style-name="Strong_20_Emphasis">Verarbeitung von Cookie-Daten auf Grundlage einer Einwilligung: </text:span>Wir setzen ein Verfahren zum Cookie-Einwilligungs-Management ein, in dessen Rahmen die Einwilligungen der Nutzer in den Einsatz von Cookies, bzw. der im Rahmen des Cookie-Einwilligungs-Management-Verfahrens genannten Verarbeitungen und Anbieter eingeholt sowie von den Nutzern verwaltet und widerrufen werden können. Hierbei wird die Einwilligungserklärung gespeichert, um deren Abfrage nicht erneut wiederholen zu müssen und die Einwilligung entsprechend der gesetzlichen Verpflichtung nachweisen zu können. Die Speicherung kann serverseitig und/oder in einem Cookie (sogenanntes Opt-In-Cookie, bzw. mithilfe vergleichbarer Technologien) erfolgen, um die Einwilligung einem Nutzer, bzw. dessen Gerät zuordnen zu können. Vorbehaltlich individueller Angaben zu den Anbietern von Cookie-Management-Diensten, gelten die folgenden Hinweise: Die Dauer der Speicherung der Einwilligung kann bis zu zwei Jahren betragen. Hierbei wird ein pseudonymer Nutzer-Identifikator gebildet und mit dem Zeitpunkt der Einwilligung, Angaben zur Reichweite der Einwilligung (z. B. welche Kategorien von Cookies und/oder Diensteanbieter) sowie dem Browser, System und verwendeten Endgerät gespeichert.</text:p>
        </text:list-item>
      </text:list>
      <text:h text:style-name="Heading_20_2" text:outline-level="2"><text:bookmark text:name="m225"/>Bereitstellung des Onlineangebotes und Webhosting</text:h>
      <text:p text:style-name="Text_20_body">Um unser Onlineangebot sicher und effizient bereitstellen zu können, nehmen wir die Leistungen von einem oder mehreren Webhosting-Anbietern in Anspruch, von deren Servern (bzw. von ihnen verwalteten Servern) das Onlineangebot abgerufen werden kann. Zu diesen Zwecken können wir Infrastruktur- und Plattformdienstleistungen, Rechenkapazität, Speicherplatz und Datenbankdienste sowie Sicherheitsleistungen und technische Wartungsleistungen in Anspruch nehmen.</text:p>
      <text:p text:style-name="Text_20_body">Zu den im Rahmen der Bereitstellung des Hostingangebotes verarbeiteten Daten können alle die Nutzer unseres Onlineangebotes betreffenden Angaben gehören, die im Rahmen der Nutzung und der Kommunikation anfallen. Hierzu gehören regelmäßig die IP-Adresse, die notwendig ist, um die Inhalte von Onlineangeboten an Browser ausliefern zu können, und alle innerhalb unseres <text:soft-page-break/>Onlineangebotes oder von Webseiten getätigten Eingaben.</text:p>
      <text:list xml:id="list3962329620688849184" text:style-name="L8">
        <text:list-item>
          <text:p text:style-name="P30"><text:span text:style-name="Strong_20_Emphasis">Verarbeitete Datenarten:</text:span> Inhaltsdaten (z.B. Eingaben in Onlineformularen); Nutzungsdaten (z.B. besuchte Webseiten, Interesse an Inhalten, Zugriffszeiten); Meta-/Kommunikationsdaten (z.B. Geräte-Informationen, IP-Adressen).</text:p>
        </text:list-item>
        <text:list-item>
          <text:p text:style-name="P30"><text:span text:style-name="Strong_20_Emphasis">Betroffene Personen:</text:span> Nutzer (z.B. Webseitenbesucher, Nutzer von Onlinediensten).</text:p>
        </text:list-item>
        <text:list-item>
          <text:p text:style-name="P30"><text:span text:style-name="Strong_20_Emphasis">Zwecke der Verarbeitung:</text:span> Bereitstellung unseres Onlineangebotes und Nutzerfreundlichkeit; Informationstechnische Infrastruktur (Betrieb und Bereitstellung von Informationssystemen und technischen Geräten (Computer, Server etc.).).</text:p>
        </text:list-item>
        <text:list-item>
          <text:p text:style-name="P8"><text:span text:style-name="Strong_20_Emphasis">Rechtsgrundlagen:</text:span> Berechtigte Interessen (Art. 6 Abs. 1 S. 1 lit. f. DSGVO).</text:p>
        </text:list-item>
      </text:list>
      <text:p text:style-name="Text_20_body"><text:span text:style-name="Strong_20_Emphasis">Weitere Hinweise zu Verarbeitungsprozessen, Verfahren und Diensten:</text:span></text:p>
      <text:list xml:id="list399488553767640586" text:style-name="L9">
        <text:list-item>
          <text:p text:style-name="P9"><text:span text:style-name="Strong_20_Emphasis">Erhebung von Zugriffsdaten und Logfiles: </text:span>Wir selbst (bzw. unser Webhostinganbieter) erheben Daten zu jedem Zugriff auf den Server (sogenannte Serverlogfiles). Zu den Serverlogfiles können die Adresse und Name der abgerufenen Webseiten und Dateien, Datum und Uhrzeit des Abrufs, übertragene Datenmengen, Meldung über erfolgreichen Abruf, Browsertyp nebst Version, das Betriebssystem des Nutzers, Referrer URL (die zuvor besuchte Seite) und im Regelfall IP-Adressen und der anfragende Provider gehören. Die Serverlogfiles können zum einen zu Zwecken der Sicherheit eingesetzt werden, z.B., um eine Überlastung der Server zu vermeiden (insbesondere im Fall von missbräuchlichen Angriffen, sogenannten DDoS-Attacken) und zum anderen, um die Auslastung der Server und ihre Stabilität sicherzustellen; <text:span text:style-name="Strong_20_Emphasis">Löschung von Daten:</text:span> Logfile-Informationen werden für die Dauer von maximal 30 Tagen gespeichert und danach gelöscht oder anonymisiert. Daten, deren weitere Aufbewahrung zu Beweiszwecken erforderlich ist, sind bis zur endgültigen Klärung des jeweiligen Vorfalls von der Löschung ausgenommen.</text:p>
        </text:list-item>
      </text:list>
      <text:h text:style-name="Heading_20_2" text:outline-level="2"><text:bookmark text:name="m104"/>Blogs und Publikationsmedien</text:h>
      <text:p text:style-name="Text_20_body">Wir nutzen Blogs oder vergleichbare Mittel der Onlinekommunikation und Publikation (nachfolgend "Publikationsmedium"). Die Daten der Leser werden für die Zwecke des Publikationsmediums nur insoweit verarbeitet, als es für dessen Darstellung und die Kommunikation zwischen Autoren und Lesern oder aus Gründen der Sicherheit erforderlich ist. Im Übrigen verweisen wir auf die Informationen zur Verarbeitung der Besucher unseres Publikationsmediums im Rahmen dieser Datenschutzhinweise.</text:p>
      <text:list xml:id="list6561186660222944487" text:style-name="L10">
        <text:list-item>
          <text:p text:style-name="P31"><text:span text:style-name="Strong_20_Emphasis">Verarbeitete Datenarten:</text:span> Bestandsdaten (z.B. Namen, Adressen); Kontaktdaten (z.B. E-Mail, Telefonnummern); Inhaltsdaten (z.B. Eingaben in Onlineformularen); Nutzungsdaten (z.B. besuchte Webseiten, Interesse an Inhalten, Zugriffszeiten); Meta-/Kommunikationsdaten (z.B. Geräte-Informationen, IP-Adressen).</text:p>
        </text:list-item>
        <text:list-item>
          <text:p text:style-name="P31"><text:span text:style-name="Strong_20_Emphasis">Betroffene Personen:</text:span> Nutzer (z.B. Webseitenbesucher, Nutzer von Onlinediensten).</text:p>
        </text:list-item>
        <text:list-item>
          <text:p text:style-name="P31"><text:span text:style-name="Strong_20_Emphasis">Zwecke der Verarbeitung:</text:span> Erbringung vertraglicher Leistungen und Kundenservice; Feedback (z.B. Sammeln von Feedback via Online-Formular); Sicherheitsmaßnahmen; Verwaltung und Beantwortung von Anfragen.</text:p>
        </text:list-item>
        <text:list-item>
          <text:p text:style-name="P10"><text:span text:style-name="Strong_20_Emphasis">Rechtsgrundlagen:</text:span> Vertragserfüllung und vorvertragliche Anfragen (Art. 6 Abs. 1 S. 1 lit. b. DSGVO); Berechtigte Interessen (Art. 6 Abs. 1 S. 1 lit. f. DSGVO).</text:p>
        </text:list-item>
      </text:list>
      <text:p text:style-name="Text_20_body"><text:span text:style-name="Strong_20_Emphasis">Weitere Hinweise zu Verarbeitungsprozessen, Verfahren und Diensten:</text:span></text:p>
      <text:list xml:id="list6611393751315070193" text:style-name="L11">
        <text:list-item>
          <text:p text:style-name="P11"><text:span text:style-name="Strong_20_Emphasis">Kommentare und Beiträge: </text:span>Wenn Nutzer Kommentare oder sonstige Beiträge hinterlassen, können ihre IP-Adressen auf Grundlage unserer berechtigten Interessen gespeichert werden. Das erfolgt zu unserer Sicherheit, falls jemand in Kommentaren und Beiträgen widerrechtliche Inhalte hinterlässt (Beleidigungen, verbotene politische Propaganda etc.). In diesem Fall können wir selbst für den Kommentar oder Beitrag belangt werden und sind daher an der Identität des Verfassers interessiert. Des Weiteren behalten wir uns vor, auf <text:soft-page-break/>Grundlage unserer berechtigten Interessen die Angaben der Nutzer zwecks Spamerkennung zu verarbeiten. Auf derselben Rechtsgrundlage behalten wir uns vor, im Fall von Umfragen die IP-Adressen der Nutzer für deren Dauer zu speichern und Cookies zu verwenden, um Mehrfachabstimmungen zu vermeiden. Die im Rahmen der Kommentare und Beiträge mitgeteilten Informationen zur Person, etwaige Kontakt- sowie Webseiteninformationen als auch die inhaltlichen Angaben werden von uns bis zum Widerspruch der Nutzer dauerhaft gespeichert.</text:p>
        </text:list-item>
      </text:list>
      <text:h text:style-name="Heading_20_2" text:outline-level="2"><text:bookmark text:name="m182"/>Kontakt- und Anfragenverwaltung</text:h>
      <text:p text:style-name="Text_20_body">Bei der Kontaktaufnahme mit uns (z.B. per Kontaktformular, E-Mail, Telefon oder via soziale Medien) sowie im Rahmen bestehender Nutzer- und Geschäftsbeziehungen werden die Angaben der anfragenden Personen verarbeitet soweit dies zur Beantwortung der Kontaktanfragen und etwaiger angefragter Maßnahmen erforderlich ist.</text:p>
      <text:p text:style-name="Text_20_body">Die Beantwortung der Kontaktanfragen sowie die Verwaltung von Kontakt- und Anfragedaten im Rahmen von vertraglichen oder vorvertraglichen Beziehungen erfolgt zur Erfüllung unserer vertraglichen Pflichten oder zur Beantwortung von (vor)vertraglichen Anfragen und im Übrigen auf Grundlage der berechtigten Interessen an der Beantwortung der Anfragen und Pflege von Nutzer- bzw. Geschäftsbeziehungen.</text:p>
      <text:list xml:id="list5939008626812999197" text:style-name="L12">
        <text:list-item>
          <text:p text:style-name="P32"><text:span text:style-name="Strong_20_Emphasis">Verarbeitete Datenarten:</text:span> Bestandsdaten (z.B. Namen, Adressen); Kontaktdaten (z.B. E-Mail, Telefonnummern); Inhaltsdaten (z.B. Eingaben in Onlineformularen).</text:p>
        </text:list-item>
        <text:list-item>
          <text:p text:style-name="P32"><text:span text:style-name="Strong_20_Emphasis">Betroffene Personen:</text:span> Kommunikationspartner.</text:p>
        </text:list-item>
        <text:list-item>
          <text:p text:style-name="P32"><text:span text:style-name="Strong_20_Emphasis">Zwecke der Verarbeitung:</text:span> Kontaktanfragen und Kommunikation; Erbringung vertraglicher Leistungen und Kundenservice.</text:p>
        </text:list-item>
        <text:list-item>
          <text:p text:style-name="P12"><text:span text:style-name="Strong_20_Emphasis">Rechtsgrundlagen:</text:span> Vertragserfüllung und vorvertragliche Anfragen (Art. 6 Abs. 1 S. 1 lit. b. DSGVO); Berechtigte Interessen (Art. 6 Abs. 1 S. 1 lit. f. DSGVO); Rechtliche Verpflichtung (Art. 6 Abs. 1 S. 1 lit. c. DSGVO).</text:p>
        </text:list-item>
      </text:list>
      <text:p text:style-name="Text_20_body"><text:span text:style-name="Strong_20_Emphasis">Weitere Hinweise zu Verarbeitungsprozessen, Verfahren und Diensten:</text:span></text:p>
      <text:list xml:id="list3011537230436978368" text:style-name="L13">
        <text:list-item>
          <text:p text:style-name="P13"><text:span text:style-name="Strong_20_Emphasis">Kontaktformular: </text:span>Wenn Nutzer über unser Kontaktformular, E-Mail oder andere Kommunikationswege mit uns in Kontakt treten, verarbeiten wir die uns in diesem Zusammenhang mitgeteilten Daten zur Bearbeitung des mitgeteilten Anliegens. Zu diesem Zweck verarbeiten wir personenbezogene Daten im Rahmen vorvertraglicher und vertraglicher Geschäftsbeziehungen, soweit dies zu deren Erfüllung erforderlich ist und im Übrigen auf Grundlage unserer berechtigten Interessen sowie der Interessen der Kommunikationspartner an der Beantwortung der Anliegen und unserer gesetzlichen Aufbewahrungspflichten.</text:p>
        </text:list-item>
      </text:list>
      <text:h text:style-name="Heading_20_2" text:outline-level="2"><text:bookmark text:name="m17"/>Newsletter und elektronische Benachrichtigungen</text:h>
      <text:p text:style-name="Text_20_body">Wir versenden Newsletter, E-Mails und weitere elektronische Benachrichtigungen (nachfolgend "Newsletter“) nur mit der Einwilligung der Empfänger oder einer gesetzlichen Erlaubnis. Sofern im Rahmen einer Anmeldung zum Newsletter dessen Inhalte konkret umschrieben werden, sind sie für die Einwilligung der Nutzer maßgeblich. Im Übrigen enthalten unsere Newsletter Informationen zu unseren Leistungen und uns.</text:p>
      <text:p text:style-name="Text_20_body">Um sich zu unseren Newslettern anzumelden, reicht es grundsätzlich aus, wenn Sie Ihre E-Mail-Adresse angeben. Wir können Sie jedoch bitten, einen Namen, zwecks persönlicher Ansprache im Newsletter, oder weitere Angaben, sofern diese für die Zwecke des Newsletters erforderlich sind, zu tätigen.</text:p>
      <text:p text:style-name="Text_20_body"><text:span text:style-name="Strong_20_Emphasis">Double-Opt-In-Verfahren:</text:span> Die Anmeldung zu unserem Newsletter erfolgt grundsätzlich in einem <text:soft-page-break/>sogenannte Double-Opt-In-Verfahren. D.h., Sie erhalten nach der Anmeldung eine E-Mail, in der Sie um die Bestätigung Ihrer Anmeldung gebeten werden. Diese Bestätigung ist notwendig, damit sich niemand mit fremden E-Mail-Adressen anmelden kann. Die Anmeldungen zum Newsletter werden protokolliert, um den Anmeldeprozess entsprechend den rechtlichen Anforderungen nachweisen zu können. Hierzu gehört die Speicherung des Anmelde- und des Bestätigungszeitpunkts als auch der IP-Adresse. Ebenso werden die Änderungen Ihrer bei dem Versanddienstleister gespeicherten Daten protokolliert.</text:p>
      <text:p text:style-name="Text_20_body"><text:span text:style-name="Strong_20_Emphasis">Löschung und Einschränkung der Verarbeitung: </text:span>Wir können die ausgetragenen E-Mail-Adressen bis zu drei Jahren auf Grundlage unserer berechtigten Interessen speichern, bevor wir sie löschen, um eine ehemals gegebene Einwilligung nachweisen zu können. Die Verarbeitung dieser Daten wird auf den Zweck einer möglichen Abwehr von Ansprüchen beschränkt. Ein individueller Löschungsantrag ist jederzeit möglich, sofern zugleich das ehemalige Bestehen einer Einwilligung bestätigt wird. Im Fall von Pflichten zur dauerhaften Beachtung von Widersprüchen behalten wir uns die Speicherung der E-Mail-Adresse alleine zu diesem Zweck in einer Sperrliste (sogenannte "Blocklist") vor.</text:p>
      <text:p text:style-name="Text_20_body">Die Protokollierung des Anmeldeverfahrens erfolgt auf Grundlage unserer berechtigten Interessen zu Zwecken des Nachweises seines ordnungsgemäßen Ablaufs. Soweit wir einen Dienstleister mit dem Versand von E-Mails beauftragen, erfolgt dies auf Grundlage unserer berechtigten Interessen an einem effizienten und sicheren Versandsystem.</text:p>
      <text:p text:style-name="Text_20_body"><text:span text:style-name="Strong_20_Emphasis">Hinweise zu Rechtsgrundlagen:</text:span> Der Versand der Newsletter erfolgt auf Grundlage einer Einwilligung der Empfänger oder, falls eine Einwilligung nicht erforderlich ist, auf Grundlage unserer berechtigten Interessen am Direktmarketing, sofern und soweit diese gesetzlich, z.B. im Fall von Bestandskundenwerbung, erlaubt ist. Soweit wir einen Dienstleister mit dem Versand von E-Mails beauftragen, geschieht dies auf der Grundlage unserer berechtigten Interessen an einem effizienten und sicheren Versand. Das Registrierungsverfahren wird auf der Grundlage unserer berechtigten Interessen aufgezeichnet, um nachzuweisen, dass es in Übereinstimmung mit dem Gesetz durchgeführt wurde.</text:p>
      <text:p text:style-name="Text_20_body"><text:span text:style-name="Strong_20_Emphasis">Inhalte:</text:span> </text:p>
      <text:p text:style-name="Text_20_body">Informationen zu uns, unseren Leistungen, Aktionen und Angeboten.</text:p>
      <text:list xml:id="list229945203050824718" text:style-name="L14">
        <text:list-item>
          <text:p text:style-name="P33"><text:span text:style-name="Strong_20_Emphasis">Verarbeitete Datenarten:</text:span> Bestandsdaten (z.B. Namen, Adressen); Kontaktdaten (z.B. E-Mail, Telefonnummern); Meta-/Kommunikationsdaten (z.B. Geräte-Informationen, IP-Adressen); Nutzungsdaten (z.B. besuchte Webseiten, Interesse an Inhalten, Zugriffszeiten).</text:p>
        </text:list-item>
        <text:list-item>
          <text:p text:style-name="P33"><text:span text:style-name="Strong_20_Emphasis">Betroffene Personen:</text:span> Kommunikationspartner.</text:p>
        </text:list-item>
        <text:list-item>
          <text:p text:style-name="P33"><text:span text:style-name="Strong_20_Emphasis">Zwecke der Verarbeitung:</text:span> Direktmarketing (z.B. per E-Mail oder postalisch).</text:p>
        </text:list-item>
        <text:list-item>
          <text:p text:style-name="P33"><text:span text:style-name="Strong_20_Emphasis">Rechtsgrundlagen:</text:span> Einwilligung (Art. 6 Abs. 1 S. 1 lit. a. DSGVO); Berechtigte Interessen (Art. 6 Abs. 1 S. 1 lit. f. DSGVO).</text:p>
        </text:list-item>
        <text:list-item>
          <text:p text:style-name="P14"><text:span text:style-name="Strong_20_Emphasis">Widerspruchsmöglichkeit (Opt-Out): </text:span>Sie können den Empfang unseres Newsletters jederzeit kündigen, d.h. Ihre Einwilligungen widerrufen, bzw. dem weiteren Empfang widersprechen. Einen Link zur Kündigung des Newsletters finden Sie entweder am Ende eines jeden Newsletters oder können sonst eine der oben angegebenen Kontaktmöglichkeiten, vorzugswürdig E-Mail, hierzu nutzen.</text:p>
        </text:list-item>
      </text:list>
      <text:p text:style-name="Text_20_body"><text:span text:style-name="Strong_20_Emphasis">Weitere Hinweise zu Verarbeitungsprozessen, Verfahren und Diensten:</text:span></text:p>
      <text:list xml:id="list7832712695901849917" text:style-name="L15">
        <text:list-item>
          <text:p text:style-name="P15"><text:span text:style-name="Strong_20_Emphasis">Messung von Öffnungs- und Klickraten: </text:span>Die Newsletter enthalten einen sogenannte "web-beacon“, d.h., eine pixelgroße Datei, die beim Öffnen des Newsletters von unserem Server, bzw., sofern wir einen Versanddienstleister einsetzen, von dessen Server abgerufen wird. Im Rahmen dieses Abrufs werden zunächst technische Informationen, wie Informationen zum Browser und Ihrem System, als auch Ihre IP-Adresse und der Zeitpunkt des Abrufs, erhoben. Diese Informationen werden zur technischen Verbesserung unseres <text:soft-page-break/>Newsletters anhand der technischen Daten oder der Zielgruppen und ihres Leseverhaltens auf Basis ihrer Abruforte (die mit Hilfe der IP-Adresse bestimmbar sind) oder der Zugriffszeiten genutzt. Diese Analyse beinhaltet ebenfalls die Feststellung, ob die Newsletter geöffnet werden, wann sie geöffnet werden und wohin geklickt wurde.</text:p>
        </text:list-item>
      </text:list>
      <text:h text:style-name="Heading_20_2" text:outline-level="2"><text:bookmark text:name="m263"/>Webanalyse, Monitoring und Optimierung</text:h>
      <text:p text:style-name="Text_20_body">Die Webanalyse (auch als "Reichweitenmessung" bezeichnet) dient der Auswertung der Besucherströme unseres Onlineangebotes und kann Verhalten, Interessen oder demographische Informationen zu den Besuchern, wie z.B. das Alter oder das Geschlecht, als pseudonyme Werte umfassen. Mit Hilfe der Reichweitenanalyse können wir z.B. erkennen, zu welcher Zeit unser Onlineangebot oder dessen Funktionen oder Inhalte am häufigsten genutzt werden oder zur Wiederverwendung einladen. Ebenso können wir nachvollziehen, welche Bereiche der Optimierung bedürfen. </text:p>
      <text:p text:style-name="Text_20_body">Neben der Webanalyse können wir auch Testverfahren einsetzen, um z.B. unterschiedliche Versionen unseres Onlineangebotes oder seiner Bestandteile zu testen und optimieren.</text:p>
      <text:p text:style-name="Text_20_body">Sofern nachfolgend nicht anders angegeben, können zu diesen Zwecken Profile, d.h. zu einem Nutzungsvorgang zusammengefasste Daten angelegt und Informationen in einem Browser, bzw. in einem Endgerät gespeichert und aus diesem ausgelesen werden. Zu den erhobenen Angaben gehören insbesondere besuchte Webseiten und dort genutzte Elemente sowie technische Angaben, wie der verwendete Browser, das verwendete Computersystem sowie Angaben zu Nutzungszeiten. Sofern Nutzer in die Erhebung ihrer Standortdaten uns gegenüber oder gegenüber den Anbietern der von uns eingesetzten Dienste einverstanden erklärt haben, können auch Standortdaten verarbeitet werden.</text:p>
      <text:p text:style-name="Text_20_body">Es werden ebenfalls die IP-Adressen der Nutzer gespeichert. Jedoch nutzen wir ein IP-Masking-Verfahren (d.h., Pseudonymisierung durch Kürzung der IP-Adresse) zum Schutz der Nutzer. Generell werden die im Rahmen von Webanalyse, A/B-Testings und Optimierung keine Klardaten der Nutzer (wie z.B. E-Mail-Adressen oder Namen) gespeichert, sondern Pseudonyme. D.h., wir als auch die Anbieter der eingesetzten Software kennen nicht die tatsächliche Identität der Nutzer, sondern nur den für Zwecke der jeweiligen Verfahren in deren Profilen gespeicherten Angaben.</text:p>
      <text:p text:style-name="Text_20_body"><text:span text:style-name="Strong_20_Emphasis">Hinweise zu Rechtsgrundlagen:</text:span> Sofern wir die Nutzer um deren Einwilligung in den Einsatz der Drittanbieter bitten, ist die Rechtsgrundlage der Verarbeitung von Daten die Einwilligung. Ansonsten werden die Daten der Nutzer auf Grundlage unserer berechtigten Interessen (d.h. Interesse an effizienten, wirtschaftlichen und empfängerfreundlichen Leistungen) verarbeitet. In diesem Zusammenhang möchten wir Sie auch auf die Informationen zur Verwendung von Cookies in dieser Datenschutzerklärung hinweisen.</text:p>
      <text:list xml:id="list442786865987050640" text:style-name="L16">
        <text:list-item>
          <text:p text:style-name="P34"><text:span text:style-name="Strong_20_Emphasis">Verarbeitete Datenarten:</text:span> Nutzungsdaten (z.B. besuchte Webseiten, Interesse an Inhalten, Zugriffszeiten); Meta-/Kommunikationsdaten (z.B. Geräte-Informationen, IP-Adressen).</text:p>
        </text:list-item>
        <text:list-item>
          <text:p text:style-name="P34"><text:span text:style-name="Strong_20_Emphasis">Betroffene Personen:</text:span> Nutzer (z.B. Webseitenbesucher, Nutzer von Onlinediensten).</text:p>
        </text:list-item>
        <text:list-item>
          <text:p text:style-name="P34"><text:span text:style-name="Strong_20_Emphasis">Zwecke der Verarbeitung:</text:span> Reichweitenmessung (z.B. Zugriffsstatistiken, Erkennung wiederkehrender Besucher); Profile mit nutzerbezogenen Informationen (Erstellen von Nutzerprofilen).</text:p>
        </text:list-item>
        <text:list-item>
          <text:p text:style-name="P34"><text:span text:style-name="Strong_20_Emphasis">Sicherheitsmaßnahmen:</text:span> IP-Masking (Pseudonymisierung der IP-Adresse).</text:p>
        </text:list-item>
        <text:list-item>
          <text:p text:style-name="P16"><text:span text:style-name="Strong_20_Emphasis">Rechtsgrundlagen:</text:span> Einwilligung (Art. 6 Abs. 1 S. 1 lit. a. DSGVO); Berechtigte Interessen (Art. 6 Abs. 1 S. 1 lit. f. DSGVO).</text:p>
        </text:list-item>
      </text:list>
      <text:p text:style-name="Text_20_body"><text:span text:style-name="Strong_20_Emphasis">Weitere Hinweise zu Verarbeitungsprozessen, Verfahren und Diensten:</text:span></text:p>
      <text:list xml:id="list4250967475266065409" text:style-name="L17">
        <text:list-item>
          <text:p text:style-name="P17"><text:span text:style-name="Strong_20_Emphasis">Google Analytics: </text:span>Webanalyse, Reichweitenmessung sowie Messung von Nutzerströmen; <text:span text:style-name="Strong_20_Emphasis">Dienstanbieter:</text:span> Google Ireland Limited, Gordon House, Barrow Street, Dublin 4, Irland, Mutterunternehmen: Google LLC, 1600 Amphitheatre Parkway, Mountain View, CA 94043, <text:soft-page-break/>USA; <text:span text:style-name="Strong_20_Emphasis">Website:</text:span> <text:a xlink:type="simple" xlink:href="https://marketingplatform.google.com/intl/de/about/analytics/" office:target-frame-name="_blank" xlink:show="new" text:style-name="Internet_20_link" text:visited-style-name="Visited_20_Internet_20_Link">https://marketingplatform.google.com/intl/de/about/analytics/</text:a>; <text:span text:style-name="Strong_20_Emphasis">Datenschutzerklärung:</text:span> <text:a xlink:type="simple" xlink:href="https://policies.google.com/privacy" office:target-frame-name="_blank" xlink:show="new" text:style-name="Internet_20_link" text:visited-style-name="Visited_20_Internet_20_Link">https://policies.google.com/privacy</text:a>; <text:span text:style-name="Strong_20_Emphasis">Auftragsverarbeitungsvertrag:</text:span> <text:a xlink:type="simple" xlink:href="https://business.safety.google/adsprocessorterms" office:target-frame-name="_blank" xlink:show="new" text:style-name="Internet_20_link" text:visited-style-name="Visited_20_Internet_20_Link">https://business.safety.google/adsprocessorterms</text:a>; <text:span text:style-name="Strong_20_Emphasis">Standardvertragsklauseln (Gewährleistung Datenschutzniveau bei Verarbeitung in Drittländern):</text:span> <text:a xlink:type="simple" xlink:href="https://business.safety.google/adsprocessorterms" office:target-frame-name="_blank" xlink:show="new" text:style-name="Internet_20_link" text:visited-style-name="Visited_20_Internet_20_Link">https://business.safety.google/adsprocessorterms</text:a>; <text:span text:style-name="Strong_20_Emphasis">Widerspruchsmöglichkeit (Opt-Out):</text:span> Opt-Out-Plugin: <text:a xlink:type="simple" xlink:href="https://tools.google.com/dlpage/gaoptout?hl=de" office:target-frame-name="_blank" xlink:show="new" text:style-name="Internet_20_link" text:visited-style-name="Visited_20_Internet_20_Link">https://tools.google.com/dlpage/gaoptout?hl=de</text:a>, Einstellungen für die Darstellung von Werbeeinblendungen: <text:a xlink:type="simple" xlink:href="https://adssettings.google.com/authenticated" office:target-frame-name="_blank" xlink:show="new" text:style-name="Internet_20_link" text:visited-style-name="Visited_20_Internet_20_Link">https://adssettings.google.com/authenticated</text:a>; <text:span text:style-name="Strong_20_Emphasis">Weitere Informationen:</text:span> <text:a xlink:type="simple" xlink:href="https://privacy.google.com/businesses/adsservices" office:target-frame-name="_blank" xlink:show="new" text:style-name="Internet_20_link" text:visited-style-name="Visited_20_Internet_20_Link">https://privacy.google.com/businesses/adsservices</text:a> (Arten der Verarbeitung sowie der verarbeiteten Daten).</text:p>
        </text:list-item>
      </text:list>
      <text:h text:style-name="Heading_20_2" text:outline-level="2"><text:bookmark text:name="m264"/>Onlinemarketing</text:h>
      <text:p text:style-name="Text_20_body">Wir verarbeiten personenbezogene Daten zu Zwecken des Onlinemarketings, worunter insbesondere die Vermarktung von Werbeflächen oder Darstellung von werbenden und sonstigen Inhalten (zusammenfassend als "Inhalte" bezeichnet) anhand potentieller Interessen der Nutzer sowie die Messung ihrer Effektivität fallen kann. </text:p>
      <text:p text:style-name="Text_20_body">Zu diesen Zwecken werden sogenannte Nutzerprofile angelegt und in einer Datei (sogenannte "Cookie") gespeichert oder ähnliche Verfahren genutzt, mittels derer die für die Darstellung der vorgenannten Inhalte relevante Angaben zum Nutzer gespeichert werden. Zu diesen Angaben können z.B. betrachtete Inhalte, besuchte Webseiten, genutzte Onlinenetzwerke, aber auch Kommunikationspartner und technische Angaben, wie der verwendete Browser, das verwendete Computersystem sowie Angaben zu Nutzungszeiten und genutzten Funktionen gehören. Sofern Nutzer in die Erhebung ihrer Standortdaten eingewilligt haben, können auch diese verarbeitet werden.</text:p>
      <text:p text:style-name="Text_20_body">Es werden ebenfalls die IP-Adressen der Nutzer gespeichert. Jedoch nutzen wir zur Verfügung stehende IP-Masking-Verfahren (d.h., Pseudonymisierung durch Kürzung der IP-Adresse) zum Schutz der Nutzer. Generell werden im Rahmen des Onlinemarketingverfahren keine Klardaten der Nutzer (wie z.B. E-Mail-Adressen oder Namen) gespeichert, sondern Pseudonyme. D.h., wir als auch die Anbieter der Onlinemarketingverfahren kennen nicht die tatsächliche Identität der Nutzer, sondern nur die in deren Profilen gespeicherten Angaben.</text:p>
      <text:p text:style-name="Text_20_body">Die Angaben in den Profilen werden im Regelfall in den Cookies oder mittels ähnlicher Verfahren gespeichert. Diese Cookies können später generell auch auf anderen Webseiten die dasselbe Onlinemarketingverfahren einsetzen, ausgelesen und zu Zwecken der Darstellung von Inhalten analysiert als auch mit weiteren Daten ergänzt und auf dem Server des Onlinemarketingverfahrensanbieters gespeichert werden.</text:p>
      <text:p text:style-name="Text_20_body">Ausnahmsweise können Klardaten den Profilen zugeordnet werden. Das ist der Fall, wenn die Nutzer z.B. Mitglieder eines sozialen Netzwerks sind, dessen Onlinemarketingverfahren wir einsetzen und das Netzwerk die Profile der Nutzer mit den vorgenannten Angaben verbindet. Wir bitten darum, zu beachten, dass Nutzer mit den Anbietern zusätzliche Abreden, z.B. durch Einwilligung im Rahmen der Registrierung, treffen können.</text:p>
      <text:p text:style-name="Text_20_body">Wir erhalten grundsätzlich nur Zugang zu zusammengefassten Informationen über den Erfolg unserer Werbeanzeigen. Jedoch können wir im Rahmen sogenannter Konversionsmessungen prüfen, welche unserer Onlinemarketingverfahren zu einer sogenannten Konversion geführt haben, d.h. z.B., zu einem Vertragsschluss mit uns. Die Konversionsmessung wird alleine zur Analyse des Erfolgs unserer Marketingmaßnahmen verwendet.</text:p>
      <text:p text:style-name="Text_20_body">Solange nicht anders angegeben, bitten wir Sie davon auszugehen, dass verwendete Cookies für einen Zeitraum von zwei Jahren gespeichert werden.</text:p>
      <text:p text:style-name="Text_20_body"><text:span text:style-name="Strong_20_Emphasis">Hinweise zu Rechtsgrundlagen:</text:span> Sofern wir die Nutzer um deren Einwilligung in den Einsatz der <text:soft-page-break/>Drittanbieter bitten, ist die Rechtsgrundlage der Verarbeitung von Daten die Einwilligung. Ansonsten werden die Daten der Nutzer auf Grundlage unserer berechtigten Interessen (d.h. Interesse an effizienten, wirtschaftlichen und empfängerfreundlichen Leistungen) verarbeitet. In diesem Zusammenhang möchten wir Sie auch auf die Informationen zur Verwendung von Cookies in dieser Datenschutzerklärung hinweisen.</text:p>
      <text:list xml:id="list69951753104293816" text:style-name="L18">
        <text:list-item>
          <text:p text:style-name="P35"><text:span text:style-name="Strong_20_Emphasis">Verarbeitete Datenarten:</text:span> Nutzungsdaten (z.B. besuchte Webseiten, Interesse an Inhalten, Zugriffszeiten); Meta-/Kommunikationsdaten (z.B. Geräte-Informationen, IP-Adressen).</text:p>
        </text:list-item>
        <text:list-item>
          <text:p text:style-name="P35"><text:span text:style-name="Strong_20_Emphasis">Betroffene Personen:</text:span> Nutzer (z.B. Webseitenbesucher, Nutzer von Onlinediensten).</text:p>
        </text:list-item>
        <text:list-item>
          <text:p text:style-name="P35"><text:span text:style-name="Strong_20_Emphasis">Zwecke der Verarbeitung:</text:span> Marketing; Profile mit nutzerbezogenen Informationen (Erstellen von Nutzerprofilen).</text:p>
        </text:list-item>
        <text:list-item>
          <text:p text:style-name="P35"><text:span text:style-name="Strong_20_Emphasis">Sicherheitsmaßnahmen:</text:span> IP-Masking (Pseudonymisierung der IP-Adresse).</text:p>
        </text:list-item>
        <text:list-item>
          <text:p text:style-name="P35"><text:span text:style-name="Strong_20_Emphasis">Rechtsgrundlagen:</text:span> Einwilligung (Art. 6 Abs. 1 S. 1 lit. a. DSGVO); Berechtigte Interessen (Art. 6 Abs. 1 S. 1 lit. f. DSGVO).</text:p>
        </text:list-item>
        <text:list-item>
          <text:p text:style-name="P18"><text:span text:style-name="Strong_20_Emphasis">Widerspruchsmöglichkeit (Opt-Out): </text:span>Wir verweisen auf die Datenschutzhinweise der jeweiligen Anbieter und die zu den Anbietern angegebenen Widerspruchsmöglichkeiten (sog. "Opt-Out"). Sofern keine explizite Opt-Out-Möglichkeit angegeben wurde, besteht zum einen die Möglichkeit, dass Sie Cookies in den Einstellungen Ihres Browsers abschalten. Hierdurch können jedoch Funktionen unseres Onlineangebotes eingeschränkt werden. Wir empfehlen daher zusätzlich die folgenden Opt-Out-Möglichkeiten, die zusammenfassend auf jeweilige Gebiete gerichtet angeboten werden: a) Europa: <text:a xlink:type="simple" xlink:href="https://www.youronlinechoices.eu/" office:target-frame-name="_blank" xlink:show="new" text:style-name="Internet_20_link" text:visited-style-name="Visited_20_Internet_20_Link">https://www.youronlinechoices.eu</text:a>. b) Kanada: <text:a xlink:type="simple" xlink:href="https://www.youradchoices.ca/choices" office:target-frame-name="_blank" xlink:show="new" text:style-name="Internet_20_link" text:visited-style-name="Visited_20_Internet_20_Link">https://www.youradchoices.ca/choices</text:a>. c) USA: <text:a xlink:type="simple" xlink:href="https://www.aboutads.info/choices" office:target-frame-name="_blank" xlink:show="new" text:style-name="Internet_20_link" text:visited-style-name="Visited_20_Internet_20_Link">https://www.aboutads.info/choices</text:a>. d) Gebietsübergreifend: <text:a xlink:type="simple" xlink:href="https://optout.aboutads.info/" office:target-frame-name="_blank" xlink:show="new" text:style-name="Internet_20_link" text:visited-style-name="Visited_20_Internet_20_Link">https://optout.aboutads.info</text:a>.</text:p>
        </text:list-item>
      </text:list>
      <text:h text:style-name="Heading_20_2" text:outline-level="2"><text:bookmark text:name="m299"/>Kundenrezensionen und Bewertungsverfahren</text:h>
      <text:p text:style-name="Text_20_body">Wir nehmen an Rezensions- und Bewertungsverfahren teil, um unsere Leistungen zu evaluieren, zu optimieren und zu bewerben. Wenn Nutzer uns über die beteiligten Bewertungsplattformen oder -verfahren bewerten oder anderweitig Feedback geben, gelten zusätzlich die Allgemeinen Geschäfts- oder Nutzungsbedingungen und die Datenschutzhinweise der Anbieter. Im Regelfall setzt die Bewertung zudem eine Registrierung bei den jeweiligen Anbietern voraus. </text:p>
      <text:p text:style-name="Text_20_body">Um sicherzustellen, dass die bewertenden Personen tatsächlich unsere Leistungen in Anspruch genommen haben, übermitteln wir mit Einwilligung der Kunden die hierzu erforderlichen Daten im Hinblick auf den Kunden und die in Anspruch genommene Leistung an die jeweilige Bewertungsplattform (einschließlich Name, E-Mail-Adresse und Bestellnummer bzw. Artikelnummer). Diese Daten werden alleine zur Verifizierung der Authentizität des Nutzers verwendet.</text:p>
      <text:list xml:id="list7734328903401270102" text:style-name="L19">
        <text:list-item>
          <text:p text:style-name="P36"><text:span text:style-name="Strong_20_Emphasis">Verarbeitete Datenarten:</text:span> Vertragsdaten (z.B. Vertragsgegenstand, Laufzeit, Kundenkategorie); Nutzungsdaten (z.B. besuchte Webseiten, Interesse an Inhalten, Zugriffszeiten); Meta-/Kommunikationsdaten (z.B. Geräte-Informationen, IP-Adressen).</text:p>
        </text:list-item>
        <text:list-item>
          <text:p text:style-name="P36"><text:span text:style-name="Strong_20_Emphasis">Betroffene Personen:</text:span> Kunden; Nutzer (z.B. Webseitenbesucher, Nutzer von Onlinediensten).</text:p>
        </text:list-item>
        <text:list-item>
          <text:p text:style-name="P36"><text:span text:style-name="Strong_20_Emphasis">Zwecke der Verarbeitung:</text:span> Feedback (z.B. Sammeln von Feedback via Online-Formular).</text:p>
        </text:list-item>
        <text:list-item>
          <text:p text:style-name="P19"><text:span text:style-name="Strong_20_Emphasis">Rechtsgrundlagen:</text:span> Einwilligung (Art. 6 Abs. 1 S. 1 lit. a. DSGVO); Berechtigte Interessen (Art. 6 Abs. 1 S. 1 lit. f. DSGVO).</text:p>
        </text:list-item>
      </text:list>
      <text:h text:style-name="Heading_20_2" text:outline-level="2"><text:bookmark text:name="m136"/>Präsenzen in sozialen Netzwerken (Social Media)</text:h>
      <text:p text:style-name="Text_20_body">Wir unterhalten Onlinepräsenzen innerhalb sozialer Netzwerke und verarbeiten in diesem Rahmen Daten der Nutzer, um mit den dort aktiven Nutzern zu kommunizieren oder um Informationen über <text:soft-page-break/>uns anzubieten.</text:p>
      <text:p text:style-name="Text_20_body">Wir weisen darauf hin, dass dabei Daten der Nutzer außerhalb des Raumes der Europäischen Union verarbeitet werden können. Hierdurch können sich für die Nutzer Risiken ergeben, weil so z.B. die Durchsetzung der Rechte der Nutzer erschwert werden könnte.</text:p>
      <text:p text:style-name="Text_20_body">Ferner werden die Daten der Nutzer innerhalb sozialer Netzwerke im Regelfall für Marktforschungs- und Werbezwecke verarbeitet. So können z.B. anhand des Nutzungsverhaltens und sich daraus ergebender Interessen der Nutzer Nutzungsprofile erstellt werden. Die Nutzungsprofile können wiederum verwendet werden, um z.B. Werbeanzeigen innerhalb und außerhalb der Netzwerke zu schalten, die mutmaßlich den Interessen der Nutzer entsprechen. Zu diesen Zwecken werden im Regelfall Cookies auf den Rechnern der Nutzer gespeichert, in denen das Nutzungsverhalten und die Interessen der Nutzer gespeichert werden. Ferner können in den Nutzungsprofilen auch Daten unabhängig der von den Nutzern verwendeten Geräte gespeichert werden (insbesondere, wenn die Nutzer Mitglieder der jeweiligen Plattformen sind und bei diesen eingeloggt sind).</text:p>
      <text:p text:style-name="Text_20_body">Für eine detaillierte Darstellung der jeweiligen Verarbeitungsformen und der Widerspruchsmöglichkeiten (Opt-Out) verweisen wir auf die Datenschutzerklärungen und Angaben der Betreiber der jeweiligen Netzwerke.</text:p>
      <text:p text:style-name="Text_20_body">Auch im Fall von Auskunftsanfragen und der Geltendmachung von Betroffenenrechten weisen wir darauf hin, dass diese am effektivsten bei den Anbietern geltend gemacht werden können. Nur die Anbieter haben jeweils Zugriff auf die Daten der Nutzer und können direkt entsprechende Maßnahmen ergreifen und Auskünfte geben. Sollten Sie dennoch Hilfe benötigen, dann können Sie sich an uns wenden.</text:p>
      <text:list xml:id="list2665352695442750761" text:style-name="L20">
        <text:list-item>
          <text:p text:style-name="P37"><text:span text:style-name="Strong_20_Emphasis">Verarbeitete Datenarten:</text:span> Kontaktdaten (z.B. E-Mail, Telefonnummern); Inhaltsdaten (z.B. Eingaben in Onlineformularen); Nutzungsdaten (z.B. besuchte Webseiten, Interesse an Inhalten, Zugriffszeiten); Meta-/Kommunikationsdaten (z.B. Geräte-Informationen, IP-Adressen).</text:p>
        </text:list-item>
        <text:list-item>
          <text:p text:style-name="P37"><text:span text:style-name="Strong_20_Emphasis">Betroffene Personen:</text:span> Nutzer (z.B. Webseitenbesucher, Nutzer von Onlinediensten).</text:p>
        </text:list-item>
        <text:list-item>
          <text:p text:style-name="P37"><text:span text:style-name="Strong_20_Emphasis">Zwecke der Verarbeitung:</text:span> Kontaktanfragen und Kommunikation; Feedback (z.B. Sammeln von Feedback via Online-Formular); Marketing.</text:p>
        </text:list-item>
        <text:list-item>
          <text:p text:style-name="P20"><text:span text:style-name="Strong_20_Emphasis">Rechtsgrundlagen:</text:span> Berechtigte Interessen (Art. 6 Abs. 1 S. 1 lit. f. DSGVO).</text:p>
        </text:list-item>
      </text:list>
      <text:h text:style-name="Heading_20_2" text:outline-level="2"><text:bookmark text:name="m328"/>Plugins und eingebettete Funktionen sowie Inhalte</text:h>
      <text:p text:style-name="Text_20_body">Wir binden in unser Onlineangebot Funktions- und Inhaltselemente ein, die von den Servern ihrer jeweiligen Anbieter (nachfolgend bezeichnet als "Drittanbieter”) bezogen werden. Dabei kann es sich zum Beispiel um Grafiken, Videos oder Stadtpläne handeln (nachfolgend einheitlich bezeichnet als "Inhalte”).</text:p>
      <text:p text:style-name="Text_20_body">Die Einbindung setzt immer voraus, dass die Drittanbieter dieser Inhalte die IP-Adresse der Nutzer verarbeiten, da sie ohne die IP-Adresse die Inhalte nicht an deren Browser senden könnten. Die IP-Adresse ist damit für die Darstellung dieser Inhalte oder Funktionen erforderlich. Wir bemühen uns, nur solche Inhalte zu verwenden, deren jeweilige Anbieter die IP-Adresse lediglich zur Auslieferung der Inhalte verwenden. Drittanbieter können ferner sogenannte Pixel-Tags (unsichtbare Grafiken, auch als "Web Beacons" bezeichnet) für statistische oder Marketingzwecke verwenden. Durch die "Pixel-Tags" können Informationen, wie der Besucherverkehr auf den Seiten dieser Webseite, ausgewertet werden. Die pseudonymen Informationen können ferner in Cookies auf dem Gerät der Nutzer gespeichert werden und unter anderem technische Informationen zum Browser und zum Betriebssystem, zu verweisenden Webseiten, zur Besuchszeit sowie weitere Angaben zur Nutzung unseres Onlineangebotes enthalten als auch mit solchen Informationen aus anderen Quellen verbunden werden.</text:p>
      <text:p text:style-name="Text_20_body"><text:soft-page-break/><text:span text:style-name="Strong_20_Emphasis">Hinweise zu Rechtsgrundlagen:</text:span> Sofern wir die Nutzer um deren Einwilligung in den Einsatz der Drittanbieter bitten, ist die Rechtsgrundlage der Verarbeitung von Daten die Einwilligung. Ansonsten werden die Daten der Nutzer auf Grundlage unserer berechtigten Interessen (d.h. Interesse an effizienten, wirtschaftlichen und empfängerfreundlichen Leistungen) verarbeitet. In diesem Zusammenhang möchten wir Sie auch auf die Informationen zur Verwendung von Cookies in dieser Datenschutzerklärung hinweisen.</text:p>
      <text:list xml:id="list3185525204212729466" text:style-name="L21">
        <text:list-item>
          <text:p text:style-name="P38"><text:span text:style-name="Strong_20_Emphasis">Verarbeitete Datenarten:</text:span> Nutzungsdaten (z.B. besuchte Webseiten, Interesse an Inhalten, Zugriffszeiten); Meta-/Kommunikationsdaten (z.B. Geräte-Informationen, IP-Adressen).</text:p>
        </text:list-item>
        <text:list-item>
          <text:p text:style-name="P38"><text:span text:style-name="Strong_20_Emphasis">Betroffene Personen:</text:span> Nutzer (z.B. Webseitenbesucher, Nutzer von Onlinediensten).</text:p>
        </text:list-item>
        <text:list-item>
          <text:p text:style-name="P21"><text:span text:style-name="Strong_20_Emphasis">Zwecke der Verarbeitung:</text:span> Bereitstellung unseres Onlineangebotes und Nutzerfreundlichkeit.</text:p>
        </text:list-item>
      </text:list>
      <text:h text:style-name="Heading_20_2" text:outline-level="2"><text:bookmark text:name="m15"/>Änderung und Aktualisierung der Datenschutzerklärung</text:h>
      <text:p text:style-name="Text_20_body">Wir bitten Sie, sich regelmäßig über den Inhalt unserer Datenschutzerklärung zu informieren. Wir passen die Datenschutzerklärung an, sobald die Änderungen der von uns durchgeführten Datenverarbeitungen dies erforderlich machen. Wir informieren Sie, sobald durch die Änderungen eine Mitwirkungshandlung Ihrerseits (z.B. Einwilligung) oder eine sonstige individuelle Benachrichtigung erforderlich wird.</text:p>
      <text:p text:style-name="Text_20_body">Sofern wir in dieser Datenschutzerklärung Adressen und Kontaktinformationen von Unternehmen und Organisationen angeben, bitten wir zu beachten, dass die Adressen sich über die Zeit ändern können und bitten die Angaben vor Kontaktaufnahme zu prüfen.</text:p>
      <text:h text:style-name="Heading_20_2" text:outline-level="2"><text:bookmark text:name="m10"/>Rechte der betroffenen Personen</text:h>
      <text:p text:style-name="Text_20_body">Ihnen stehen als Betroffene nach der DSGVO verschiedene Rechte zu, die sich insbesondere aus Art. 15 bis 21 DSGVO ergeben:</text:p>
      <text:list xml:id="list4608389539377926048" text:style-name="L22">
        <text:list-item>
          <text:p text:style-name="P39"><text:span text:style-name="Strong_20_Emphasis">Widerspruchsrecht: Sie haben das Recht, aus Gründen, die sich aus Ihrer besonderen Situation ergeben, jederzeit gegen die Verarbeitung der Sie betreffenden personenbezogenen Daten, die aufgrund von Art. 6 Abs. 1 lit. e oder f DSGVO erfolgt, Widerspruch einzulegen; dies gilt auch für ein auf diese Bestimmungen gestütztes Profiling. Werden die Sie betreffenden personenbezogenen Daten verarbeitet, um Direktwerbung zu betreiben, haben Sie das Recht, jederzeit Widerspruch gegen die Verarbeitung der Sie betreffenden personenbezogenen Daten zum Zwecke derartiger Werbung einzulegen; dies gilt auch für das Profiling, soweit es mit solcher Direktwerbung in Verbindung steht.</text:span></text:p>
        </text:list-item>
        <text:list-item>
          <text:p text:style-name="P39"><text:span text:style-name="Strong_20_Emphasis">Widerrufsrecht bei Einwilligungen:</text:span> Sie haben das Recht, erteilte Einwilligungen jederzeit zu widerrufen.</text:p>
        </text:list-item>
        <text:list-item>
          <text:p text:style-name="P39"><text:span text:style-name="Strong_20_Emphasis">Auskunftsrecht:</text:span> Sie haben das Recht, eine Bestätigung darüber zu verlangen, ob betreffende Daten verarbeitet werden und auf Auskunft über diese Daten sowie auf weitere Informationen und Kopie der Daten entsprechend den gesetzlichen Vorgaben.</text:p>
        </text:list-item>
        <text:list-item>
          <text:p text:style-name="P39"><text:span text:style-name="Strong_20_Emphasis">Recht auf Berichtigung:</text:span> Sie haben entsprechend den gesetzlichen Vorgaben das Recht, die Vervollständigung der Sie betreffenden Daten oder die Berichtigung der Sie betreffenden unrichtigen Daten zu verlangen.</text:p>
        </text:list-item>
        <text:list-item>
          <text:p text:style-name="P39"><text:span text:style-name="Strong_20_Emphasis">Recht auf Löschung und Einschränkung der Verarbeitung:</text:span> Sie haben nach Maßgabe der gesetzlichen Vorgaben das Recht, zu verlangen, dass Sie betreffende Daten unverzüglich gelöscht werden, bzw. alternativ nach Maßgabe der gesetzlichen Vorgaben eine Einschränkung der Verarbeitung der Daten zu verlangen.</text:p>
        </text:list-item>
        <text:list-item>
          <text:p text:style-name="P39"><text:span text:style-name="Strong_20_Emphasis">Recht auf Datenübertragbarkeit:</text:span> Sie haben das Recht, Sie betreffende Daten, die Sie uns bereitgestellt haben, nach Maßgabe der gesetzlichen Vorgaben in einem strukturierten, <text:soft-page-break/>gängigen und maschinenlesbaren Format zu erhalten oder deren Übermittlung an einen anderen Verantwortlichen zu fordern.</text:p>
        </text:list-item>
        <text:list-item>
          <text:p text:style-name="P22"><text:span text:style-name="Strong_20_Emphasis">Beschwerde bei Aufsichtsbehörde:</text:span> Sie haben unbeschadet eines anderweitigen verwaltungsrechtlichen oder gerichtlichen Rechtsbehelfs das Recht auf Beschwerde bei einer Aufsichtsbehörde, insbesondere in dem Mitgliedstaat ihres gewöhnlichen Aufenthaltsorts, ihres Arbeitsplatzes oder des Orts des mutmaßlichen Verstoßes, wenn Sie der Ansicht sind, dass die Verarbeitung der Sie betreffenden personenbezogenen Daten gegen die Vorgaben der DSGVO verstößt.</text:p>
        </text:list-item>
      </text:list>
      <text:h text:style-name="Heading_20_2" text:outline-level="2"><text:bookmark text:name="m42"/>Begriffsdefinitionen</text:h>
      <text:p text:style-name="Text_20_body">In diesem Abschnitt erhalten Sie eine Übersicht über die in dieser Datenschutzerklärung verwendeten Begrifflichkeiten. Viele der Begriffe sind dem Gesetz entnommen und vor allem im Art. 4 DSGVO definiert. Die gesetzlichen Definitionen sind verbindlich. Die nachfolgenden Erläuterungen sollen dagegen vor allem dem Verständnis dienen. Die Begriffe sind alphabetisch sortiert.</text:p>
      <text:list xml:id="list3788762742571953165" text:style-name="L23">
        <text:list-item>
          <text:p text:style-name="P40"><text:span text:style-name="Strong_20_Emphasis">Personenbezogene Daten:</text:span> "Personenbezogene Daten“ sind alle Informationen, die sich auf eine identifizierte oder identifizierbare natürliche Person (im Folgenden "betroffene Person“) beziehen; als identifizierbar wird eine natürliche Person angesehen, die direkt oder indirekt, insbesondere mittels Zuordnung zu einer Kennung wie einem Namen, zu einer Kennnummer, zu Standortdaten, zu einer Online-Kennung (z.B. Cookie) oder zu einem oder mehreren besonderen Merkmalen identifiziert werden kann, die Ausdruck der physischen, physiologischen, genetischen, psychischen, wirtschaftlichen, kulturellen oder sozialen Identität dieser natürlichen Person sind. </text:p>
        </text:list-item>
        <text:list-item>
          <text:p text:style-name="P40"><text:span text:style-name="Strong_20_Emphasis">Profile mit nutzerbezogenen Informationen:</text:span> Die Verarbeitung von "Profilen mit nutzerbezogenen Informationen", bzw. kurz "Profilen" umfasst jede Art der automatisierten Verarbeitung personenbezogener Daten, die darin besteht, dass diese personenbezogenen Daten verwendet werden, um bestimmte persönliche Aspekte, die sich auf eine natürliche Person beziehen (je nach Art der Profilbildung können dazu unterschiedliche Informationen betreffend die Demographie, Verhalten und Interessen, wie z.B. die Interaktion mit Webseiten und deren Inhalten, etc.) zu analysieren, zu bewerten oder, um sie vorherzusagen (z.B. die Interessen an bestimmten Inhalten oder Produkten, das Klickverhalten auf einer Webseite oder den Aufenthaltsort). Zu Zwecken des Profilings werden häufig Cookies und Web-Beacons eingesetzt. </text:p>
        </text:list-item>
        <text:list-item>
          <text:p text:style-name="P40"><text:span text:style-name="Strong_20_Emphasis">Reichweitenmessung:</text:span> Die Reichweitenmessung (auch als Web Analytics bezeichnet) dient der Auswertung der Besucherströme eines Onlineangebotes und kann das Verhalten oder Interessen der Besucher an bestimmten Informationen, wie z.B. Inhalten von Webseiten, umfassen. Mit Hilfe der Reichweitenanalyse können Webseiteninhaber z.B. erkennen, zu welcher Zeit Besucher ihre Webseite besuchen und für welche Inhalte sie sich interessieren. Dadurch können sie z.B. die Inhalte der Webseite besser an die Bedürfnisse ihrer Besucher anpassen. Zu Zwecken der Reichweitenanalyse werden häufig pseudonyme Cookies und Web-Beacons eingesetzt, um wiederkehrende Besucher zu erkennen und so genauere Analysen zur Nutzung eines Onlineangebotes zu erhalten. </text:p>
        </text:list-item>
        <text:list-item>
          <text:p text:style-name="P40"><text:span text:style-name="Strong_20_Emphasis">Verantwortlicher:</text:span> Als "Verantwortlicher“ wird die natürliche oder juristische Person, Behörde, Einrichtung oder andere Stelle, die allein oder gemeinsam mit anderen über die Zwecke und Mittel der Verarbeitung von personenbezogenen Daten entscheidet, bezeichnet. </text:p>
        </text:list-item>
        <text:list-item>
          <text:p text:style-name="P23"><text:span text:style-name="Strong_20_Emphasis">Verarbeitung:</text:span> "Verarbeitung" ist jeder mit oder ohne Hilfe automatisierter Verfahren ausgeführte Vorgang oder jede solche Vorgangsreihe im Zusammenhang mit personenbezogenen Daten. Der Begriff reicht weit und umfasst praktisch jeden Umgang mit Daten, sei es das Erheben, das Auswerten, das Speichern, das Übermitteln oder das Löschen. </text:p>
        </text:list-item>
      </text:list>
      <text:p text:style-name="Text_20_body"><text:soft-page-break/><draw:a xlink:type="simple" xlink:href="https://datenschutz-generator.de/" office:target-frame-name="_blank" xlink:show="new"><draw:frame draw:style-name="fr1" draw:name="Grafik1" text:anchor-type="as-char" svg:width="6.685cm" svg:height="6.685cm" draw:z-index="0"><draw:image xlink:href="https://datenschutz-generator.de/wp-content/plugins/ts-dsg/images/dsg-seal/dsg-seal-pp-de.png" xlink:type="simple" xlink:show="embed" xlink:actuate="onLoad"/><svg:title>Rechtstext von Dr. Schwenke - für weitere Informationen bitte anklicken.</svg:title></draw:frame></draw: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45M44S</meta:editing-duration>
    <meta:editing-cycles>3</meta:editing-cycles>
    <meta:generator>OpenOffice/4.1.11$Win32 OpenOffice.org_project/4111m1$Build-9808</meta:generator>
    <dc:date>2022-05-22T21:48:07.88</dc:date>
    <meta:document-statistic meta:table-count="0" meta:image-count="1" meta:object-count="0" meta:page-count="15" meta:paragraph-count="202" meta:word-count="5793" meta:character-count="46895"/>
    <meta:user-defined meta:name="Info 1"/>
    <meta:user-defined meta:name="Info 2"/>
    <meta:user-defined meta:name="Info 3"/>
    <meta:user-defined meta:name="Info 4"/>
  </office:meta>
</office:document-meta>
</file>